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font-name="Linux Libertine O" officeooo:rsid="00294093" officeooo:paragraph-rsid="002dda6f"/>
    </style:style>
    <style:style style:name="P2" style:family="paragraph" style:parent-style-name="Standard">
      <style:text-properties style:font-name="Linux Libertine O" officeooo:rsid="00294093" officeooo:paragraph-rsid="00294093"/>
    </style:style>
    <style:style style:name="P3" style:family="paragraph" style:parent-style-name="Standard">
      <style:text-properties style:font-name="Linux Libertine O" officeooo:rsid="002dda6f" officeooo:paragraph-rsid="002dda6f"/>
    </style:style>
    <style:style style:name="P4" style:family="paragraph" style:parent-style-name="Standard">
      <style:text-properties style:font-name="Linux Libertine O" officeooo:rsid="002dda6f" officeooo:paragraph-rsid="003b0d45"/>
    </style:style>
    <style:style style:name="P5" style:family="paragraph" style:parent-style-name="Standard">
      <style:text-properties officeooo:paragraph-rsid="002dda6f"/>
    </style:style>
    <style:style style:name="P6" style:family="paragraph" style:parent-style-name="Standard">
      <style:text-properties style:font-name="Linux Libertine O" officeooo:rsid="002dda6f" officeooo:paragraph-rsid="00412ee2"/>
    </style:style>
    <style:style style:name="P7" style:family="paragraph" style:parent-style-name="Standard">
      <style:text-properties officeooo:paragraph-rsid="00412ee2"/>
    </style:style>
    <style:style style:name="P8" style:family="paragraph" style:parent-style-name="Standard">
      <style:text-properties officeooo:paragraph-rsid="0042aaac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2dda6f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fo:color="#3465a4" fo:font-size="14pt" fo:font-weight="bold" officeooo:rsid="002dda6f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style:font-name="Linux Libertine O" fo:font-size="18.2000007629395pt" officeooo:rsid="002cbf47" style:font-size-asian="18.2000007629395pt" style:font-size-complex="18.2000007629395pt" style:font-weight-complex="600"/>
    </style:style>
    <style:style style:name="T7" style:family="text">
      <style:text-properties fo:color="#004586" style:font-name="Linux Libertine O" fo:font-size="18.2000007629395pt" officeooo:rsid="002dda6f" style:font-size-asian="18.2000007629395pt" style:font-size-complex="18.2000007629395pt" style:font-weight-complex="600"/>
    </style:style>
    <style:style style:name="T8" style:family="text">
      <style:text-properties fo:color="#004586" style:font-name="Linux Libertine O" fo:font-size="18.2000007629395pt" officeooo:rsid="00372792" style:font-size-asian="18.2000007629395pt" style:font-size-complex="18.2000007629395pt" style:font-weight-complex="600"/>
    </style:style>
    <style:style style:name="T9" style:family="text">
      <style:text-properties fo:color="#004586" style:font-name="Linux Libertine O" fo:font-size="18.2000007629395pt" officeooo:rsid="0043cde2" style:font-size-asian="18.2000007629395pt" style:font-size-complex="18.2000007629395pt" style:font-weight-complex="600"/>
    </style:style>
    <style:style style:name="T10" style:family="text">
      <style:text-properties fo:color="#004586" style:font-name="Linux Libertine O" fo:font-size="18.2000007629395pt" fo:font-weight="bold" officeooo:rsid="002dda6f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1" style:family="text">
      <style:text-properties fo:color="#004586" style:font-name="Linux Libertine O" fo:font-size="18.2000007629395pt" fo:font-weight="bold" officeooo:rsid="0043cde2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2" style:family="text">
      <style:text-properties fo:color="#004586" style:font-name="Linux Libertine O" fo:font-size="18.2000007629395pt" fo:font-weight="bold" officeooo:rsid="0045666c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3" style:family="text">
      <style:text-properties officeooo:rsid="0030347f"/>
    </style:style>
    <style:style style:name="T14" style:family="text">
      <style:text-properties officeooo:rsid="0030a429"/>
    </style:style>
    <style:style style:name="T15" style:family="text">
      <style:text-properties officeooo:rsid="00320264"/>
    </style:style>
    <style:style style:name="T16" style:family="text">
      <style:text-properties officeooo:rsid="00372792"/>
    </style:style>
    <style:style style:name="T17" style:family="text">
      <style:text-properties style:font-name="Linux Libertine O" officeooo:rsid="00372792"/>
    </style:style>
    <style:style style:name="T18" style:family="text">
      <style:text-properties style:font-name="Linux Libertine O" officeooo:rsid="002dda6f"/>
    </style:style>
    <style:style style:name="T19" style:family="text">
      <style:text-properties style:font-name="Linux Libertine O" officeooo:rsid="00412ee2"/>
    </style:style>
    <style:style style:name="T20" style:family="text">
      <style:text-properties style:font-name="Linux Libertine O" officeooo:rsid="003ea9fa"/>
    </style:style>
    <style:style style:name="T21" style:family="text">
      <style:text-properties style:font-name="Linux Libertine O" officeooo:rsid="003f0632"/>
    </style:style>
    <style:style style:name="T22" style:family="text">
      <style:text-properties style:font-name="Linux Libertine O" officeooo:rsid="0042aaac"/>
    </style:style>
    <style:style style:name="T23" style:family="text">
      <style:text-properties officeooo:rsid="003917da"/>
    </style:style>
    <style:style style:name="T24" style:family="text">
      <style:text-properties officeooo:rsid="0039d176"/>
    </style:style>
    <style:style style:name="T25" style:family="text">
      <style:text-properties officeooo:rsid="003b0d45"/>
    </style:style>
    <style:style style:name="T26" style:family="text">
      <style:text-properties officeooo:rsid="003caa37"/>
    </style:style>
    <style:style style:name="T27" style:family="text">
      <style:text-properties officeooo:rsid="003d9c09"/>
    </style:style>
    <style:style style:name="T28" style:family="text">
      <style:text-properties officeooo:rsid="00412ee2"/>
    </style:style>
    <style:style style:name="T29" style:family="text">
      <style:text-properties fo:font-weight="normal" officeooo:rsid="00412ee2" style:font-weight-asian="normal" style:font-weight-complex="normal"/>
    </style:style>
    <style:style style:name="T30" style:family="text">
      <style:text-properties officeooo:rsid="0043cde2"/>
    </style:style>
    <style:style style:name="T31" style:family="text">
      <style:text-properties officeooo:rsid="00457a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0">Chicken Pasander</text:span><text:span text:style-name="T5"> (</text:span><text:span text:style-name="T8">4</text:span><text:span text:style-name="T5"> portions; </text:span><text:span text:style-name="T11">50 min</text:span><text:span text:style-name="T12">utes</text:span><text:span text:style-name="T5">)</text:span></text:h>
      <text:p text:style-name="P3">Can also make with lamb. <text:span text:style-name="T23">Can serve with naan as well as rice.</text:span></text:p>
      <text:p text:style-name="P3"/>
      <text:p text:style-name="Heading"><text:span text:style-name="T1">For the </text:span><text:span text:style-name="T2">spices</text:span></text:p>
      <text:p text:style-name="P3">2 <text:span text:style-name="T26">heaped </text:span>tbsp butter</text:p>
      <text:p text:style-name="P3"/>
      <text:p text:style-name="P6">3-4 cloves garlic <text:span text:style-name="T28">(1 Cofresh frozen</text:span><text:span text:style-name="T29"> block</text:span><text:span text:style-name="T28">)</text:span></text:p>
      <text:p text:style-name="P7"><text:span text:style-name="T18">1 inch cube fresh ginger </text:span><text:span text:style-name="T19">or more</text:span><text:span text:style-name="T18"> (</text:span><text:span text:style-name="T19">1+a bit Cofresh frozen block</text:span><text:span text:style-name="T18">)</text:span></text:p>
      <text:p text:style-name="P3"/>
      <text:p text:style-name="P3"><text:span text:style-name="T31">2</text:span> tsp cinnamon</text:p>
      <text:p text:style-name="P3"><text:span text:style-name="T31">2</text:span> tsp turmeric</text:p>
      <text:p text:style-name="P3"><text:span text:style-name="T31">2</text:span> tsp hot chilli powder <text:span text:style-name="T28">(fairly spicy, reduce if unsure)</text:span></text:p>
      <text:p text:style-name="P3">1 tsp nutmeg</text:p>
      <text:p text:style-name="P3">1 tsp paprika</text:p>
      <text:p text:style-name="P3"/>
      <text:p text:style-name="P3"/>
      <text:p text:style-name="P8"><text:span text:style-name="T18">Chop ginger and garlic </text:span><text:span text:style-name="T20">(or melt in pan on low heat if using frozen </text:span><text:span text:style-name="T19">blocks</text:span><text:span text:style-name="T20">)</text:span><text:span text:style-name="T18">.<text:line-break/></text:span></text:p>
      <text:p text:style-name="P8"><text:span text:style-name="T18">Melt butter on low heat </text:span><text:span text:style-name="T19">and </text:span><text:span text:style-name="T21">add all the </text:span><text:span text:style-name="T19">listed</text:span><text:span text:style-name="T21"> </text:span><text:span text:style-name="T19">ingredients</text:span><text:span text:style-name="T18">. </text:span><text:span text:style-name="T19">It should form a gloopy paste, add more butter if it’s too thick or doughy.</text:span></text:p>
      <text:p text:style-name="P8"><text:span text:style-name="T19"/></text:p>
      <text:p text:style-name="P8"><text:span text:style-name="T19">F</text:span><text:span text:style-name="T18">ry for </text:span><text:span text:style-name="T22">about </text:span><text:span text:style-name="T19">1</text:span><text:span text:style-name="T18"> minute. </text:span><text:span text:style-name="T22">Turn off the heat if you’re not ready to add the meat to the pan to prevent the spices burning.</text:span></text:p>
      <text:p text:style-name="P2"/>
      <text:p text:style-name="P1"><text:span text:style-name="T3">For the </text:span><text:span text:style-name="T4">sauce</text:span></text:p>
      <text:p text:style-name="P3">~300g lamb neck fillet or 400g chicken</text:p>
      <text:p text:style-name="P3"/>
      <text:p text:style-name="P3"><text:span text:style-name="T15">140-</text:span>150g tomato puree (1 tiny tin)</text:p>
      <text:p text:style-name="P3">100g creamed coconut block</text:p>
      <text:p text:style-name="P3"><text:span text:style-name="T28">7</text:span><text:span text:style-name="T27">0</text:span>0ml hot water</text:p>
      <text:p text:style-name="P5"><text:span text:style-name="T17">100g</text:span><text:span text:style-name="T18"> raisins or sultanas</text:span></text:p>
      <text:p text:style-name="P5"><text:span text:style-name="T17">80g</text:span><text:span text:style-name="T18"> flaked almonds </text:span><text:span text:style-name="T17">(or a bit more if you want)</text:span></text:p>
      <text:p text:style-name="P3"/>
      <text:p text:style-name="P3"/>
      <text:p text:style-name="P4">Chop <text:span text:style-name="T25">the meat </text:span>across the grain of the fillet<text:span text:style-name="T25">. If using chicken, add some salt.</text:span> <text:span text:style-name="T25">A</text:span>dd the meat to the spices <text:span text:style-name="T25">in the pan and c</text:span>ook until sealed. <text:span text:style-name="T24">Boil the kettle.</text:span></text:p>
      <text:p text:style-name="P3"/>
      <text:p text:style-name="P3"><text:span text:style-name="T13">Roughly chop the creamed coconut and add to the pan. </text:span>Add all the other ingredients <text:span text:style-name="T14">and mix well</text:span>. <text:span text:style-name="T26">Cover and s</text:span>immer for about 30 minutes, <text:span text:style-name="T14">stirring occasionally </text:span><text:span text:style-name="T16">(including unsticking anything from the bottom of the pan)</text:span>. <text:span text:style-name="T23">Top up with water if needed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12-05T19:20:04.151577226</dc:date>
    <meta:editing-duration>PT1H28M25S</meta:editing-duration>
    <meta:editing-cycles>46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43" meta:character-count="1278" meta:non-whitespace-character-count="1057"/>
  </office:meta>
</office:document-meta>
</file>